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00" draw:marker-start="Arrow" draw:marker-start-width="0.3cm" draw:marker-end="Circle" draw:marker-end-width="0.3cm" draw:textarea-horizontal-align="center" draw:textarea-vertical-align="middle"/>
    </style:style>
    <style:style style:name="gr2" style:family="graphic" style:parent-style-name="standard">
      <style:graphic-properties svg:stroke-color="#ff0000" draw:marker-start="Circle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0000ff" draw:marker-start="Arrow" draw:marker-start-width="0.3cm" draw:marker-end="Circle" draw:marker-end-width="0.3cm" draw:textarea-horizontal-align="center" draw:textarea-vertical-align="middle"/>
    </style:style>
    <style:style style:name="gr4" style:family="graphic" style:parent-style-name="standard">
      <style:graphic-properties svg:stroke-color="#0000ff" draw:marker-start="Circle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svg:stroke-color="#23ff23" draw:marker-start="" draw:marker-end="" draw:textarea-horizontal-align="center" draw:textarea-vertical-align="middle"/>
    </style:style>
    <style:style style:name="gr6" style:family="graphic" style:parent-style-name="standard">
      <style:graphic-properties draw:stroke="none" svg:stroke-color="#000000" draw:marker-start="" draw:marker-end="" draw:fill="none" draw:fill-color="#ffffff" fo:min-height="2.925cm"/>
    </style:style>
    <style:style style:name="gr7" style:family="graphic" style:parent-style-name="standard">
      <style:graphic-properties draw:stroke="none" svg:stroke-color="#000000" draw:marker-start="" draw:marker-end="" draw:fill="none" draw:fill-color="#ffffff" fo:min-height="1.905cm"/>
    </style:style>
    <style:style style:name="gr8" style:family="graphic" style:parent-style-name="standard">
      <style:graphic-properties draw:stroke="none" svg:stroke-color="#000000" draw:marker-start="" draw:marker-end="" draw:fill="none" draw:fill-color="#ffffff" fo:min-height="1.27cm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gr11" style:family="graphic" style:parent-style-name="standard">
      <style:graphic-properties draw:fill-color="#23ff23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23ff23" fo:font-size="24pt" style:font-size-asian="24pt" style:font-size-complex="24pt"/>
    </style:style>
    <style:style style:name="P3" style:family="paragraph">
      <style:text-properties fo:color="#ff0000" fo:font-size="24pt" style:font-size-asian="24pt" style:font-size-complex="24pt"/>
    </style:style>
    <style:style style:name="P4" style:family="paragraph">
      <style:text-properties fo:color="#ff3366" fo:font-size="24pt" style:font-size-asian="24pt" style:font-size-complex="24pt"/>
    </style:style>
    <style:style style:name="P5" style:family="paragraph">
      <style:text-properties fo:color="#0047ff"/>
    </style:style>
    <style:style style:name="P6" style:family="paragraph">
      <style:text-properties fo:color="#00ff00" fo:font-weight="normal" style:font-weight-asian="normal" style:font-weight-complex="normal"/>
    </style:style>
    <style:style style:name="T1" style:family="text">
      <style:text-properties fo:color="#23ff23"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" style:family="text">
      <style:text-properties fo:color="#23ff23" style:text-position="sub 58%"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ff3366" fo:font-size="24pt" style:font-size-asian="24pt" style:font-size-complex="24pt"/>
    </style:style>
    <style:style style:name="T5" style:family="text">
      <style:text-properties fo:color="#0047ff"/>
    </style:style>
    <style:style style:name="T6" style:family="text">
      <style:text-properties fo:color="#00ff00"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7" style:family="text">
      <style:text-properties fo:color="#00ff00" style:text-position="sub 58%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16.39cm" svg:y1="10cm" svg:x2="8.922cm" svg:y2="14.824cm">
            <text:p/>
          </draw:line>
          <draw:line draw:style-name="gr2" draw:text-style-name="P1" draw:layer="layout" svg:x1="9.115cm" svg:y1="14.937cm" svg:x2="4.636cm" svg:y2="8.003cm">
            <text:p/>
          </draw:line>
        </draw:g>
        <draw:g>
          <draw:line draw:style-name="gr3" draw:text-style-name="P1" draw:layer="layout" svg:x1="12.135cm" svg:y1="18.426cm" svg:x2="3.245cm" svg:y2="18.426cm">
            <text:p/>
          </draw:line>
          <draw:line draw:style-name="gr4" draw:text-style-name="P1" draw:layer="layout" svg:x1="3.345cm" svg:y1="18.626cm" svg:x2="3.345cm" svg:y2="10.371cm">
            <text:p/>
          </draw:line>
        </draw:g>
        <draw:g>
          <draw:line draw:style-name="gr3" draw:text-style-name="P1" draw:layer="layout" svg:x1="17.835cm" svg:y1="14.726cm" svg:x2="8.945cm" svg:y2="14.726cm">
            <text:p/>
          </draw:line>
          <draw:line draw:style-name="gr4" draw:text-style-name="P1" draw:layer="layout" svg:x1="9.045cm" svg:y1="14.926cm" svg:x2="9.045cm" svg:y2="6.671cm">
            <text:p/>
          </draw:line>
        </draw:g>
        <draw:line draw:style-name="gr5" draw:text-style-name="P1" draw:layer="layout" svg:x1="3.34cm" svg:y1="18.345cm" svg:x2="9.055cm" svg:y2="14.87cm">
          <text:p/>
        </draw:line>
        <draw:frame draw:style-name="gr6" draw:text-style-name="P2" draw:layer="layout" svg:width="6.985cm" svg:height="3.175cm" svg:x="8.455cm" svg:y="15.17cm">
          <draw:text-box>
            <text:p><text:span text:style-name="T1">(x</text:span><text:span text:style-name="T2">θ</text:span><text:span text:style-name="T1">, y</text:span><text:span text:style-name="T2">θ</text:span><text:span text:style-name="T1">)</text:span></text:p>
          </draw:text-box>
        </draw:frame>
        <draw:frame draw:style-name="gr7" draw:text-style-name="P3" draw:layer="layout" svg:width="3.175cm" svg:height="2.155cm" svg:x="5.31cm" svg:y="7.615cm">
          <draw:text-box>
            <text:p><text:span text:style-name="T3">Z</text:span></text:p>
          </draw:text-box>
        </draw:frame>
        <draw:frame draw:style-name="gr8" draw:text-style-name="P4" draw:layer="layout" svg:width="1.905cm" svg:height="1.52cm" svg:x="15.605cm" svg:y="8.62cm">
          <draw:text-box>
            <text:p><text:span text:style-name="T4">X</text:span></text:p>
          </draw:text-box>
        </draw:frame>
        <draw:frame draw:style-name="gr9" draw:text-style-name="P5" draw:layer="layout" svg:width="1.27cm" svg:height="0.962cm" svg:x="2.27cm" svg:y="9.255cm">
          <draw:text-box>
            <text:p text:style-name="P5"><text:span text:style-name="T5">Z</text:span></text:p>
          </draw:text-box>
        </draw:frame>
        <draw:frame draw:style-name="gr10" draw:text-style-name="P5" draw:layer="layout" svg:width="1.905cm" svg:height="1.52cm" svg:x="12.43cm" svg:y="17.51cm">
          <draw:text-box>
            <text:p text:style-name="P5"><text:span text:style-name="T5">X</text:span></text:p>
          </draw:text-box>
        </draw:frame>
        <draw:frame draw:style-name="gr10" draw:text-style-name="P5" draw:layer="layout" svg:width="1.27cm" svg:height="1.52cm" svg:x="2.27cm" svg:y="8.985cm">
          <draw:text-box>
            <text:p text:style-name="P5"><text:span text:style-name="T5">^</text:span></text:p>
          </draw:text-box>
        </draw:frame>
        <draw:frame draw:style-name="gr10" draw:text-style-name="P5" draw:layer="layout" svg:width="1.27cm" svg:height="1.52cm" svg:x="12.53cm" svg:y="17.175cm">
          <draw:text-box>
            <text:p text:style-name="P5"><text:span text:style-name="T5">^</text:span></text:p>
          </draw:text-box>
        </draw:frame>
        <draw:path draw:style-name="gr11" draw:text-style-name="P1" draw:layer="layout" svg:width="4.091cm" svg:height="2.539cm" svg:x="9.22cm" svg:y="12.13cm" svg:viewBox="0 0 4092 2540" svg:d="m3810 0c635 2540 0 2540 0 2540h-3810z">
          <text:p/>
        </draw:path>
        <draw:frame draw:style-name="gr10" draw:text-style-name="P6" draw:layer="layout" svg:width="2.54cm" svg:height="1.52cm" svg:x="13.7cm" svg:y="12.43cm">
          <draw:text-box>
            <text:p text:style-name="P6"><text:span text:style-name="T6">Φ</text:span><text:span text:style-name="T7">θ</text:span></text:p>
          </draw:text-box>
        </draw:frame>
        <draw:connector draw:style-name="gr12" draw:text-style-name="P1" draw:layer="layout" svg:x1="16.39cm" svg:y1="11.47cm" svg:x2="16.39cm" svg:y2="11.47cm" draw:start-shape="id1" draw:end-shape="id1" svg:d="m16390 11470">
          <text:p/>
        </draw:connector>
        <draw:line draw:style-name="gr12" draw:text-style-name="P1" draw:layer="layout" svg:x1="7.35cm" svg:y1="13.065cm" svg:x2="10.425cm" svg:y2="11.16cm">
          <text:p/>
        </draw:line>
        <draw:line draw:style-name="gr12" draw:text-style-name="P1" draw:layer="layout" svg:x1="10.625cm" svg:y1="10.96cm" svg:x2="11.895cm" svg:y2="12.865cm">
          <text:p/>
        </draw:line>
        <draw:circle draw:style-name="gr12" draw:text-style-name="P1" draw:layer="layout" svg:width="0.635cm" svg:height="0.635cm" svg:x="10.325cm" svg:y="10.72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09T11:41:11</meta:creation-date>
    <meta:editing-duration>PT35M10S</meta:editing-duration>
    <meta:editing-cycles>7</meta:editing-cycles>
    <meta:generator>OpenOffice.org/3.3$Linux OpenOffice.org_project/330m20$Build-9567</meta:generator>
    <meta:initial-creator>giorgio gemignani</meta:initial-creator>
    <dc:date>2012-01-16T15:35:35</dc:date>
    <dc:creator>giorgio gemignani</dc:creator>
    <meta:document-statistic meta:object-count="23"/>
  </office:meta>
</office:document-meta>
</file>